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0.947cm" fo:min-width="19.139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7.45cm" fo:min-width="27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7.45cm" fo:min-width="26.944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4.25cm" fo:min-width="32.25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8.7cm" fo:min-width="32.25cm"/>
    </style:style>
    <style:style style:name="gr6" style:family="graphic" style:parent-style-name="standard">
      <style:graphic-properties draw:textarea-horizontal-align="justify" draw:textarea-vertical-align="middle" draw:auto-grow-height="false" fo:min-height="2.5cm" fo:min-width="3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cm" fo:min-width="4.25cm"/>
      <style:paragraph-properties style:writing-mode="lr-tb"/>
    </style:style>
    <style:style style:name="gr10" style:family="graphic" style:parent-style-name="objectwithoutfill">
      <style:graphic-properties draw:marker-end="Arrowheads_20_31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4.75cm" fo:min-width="9.25cm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2.25cm" fo:min-width="3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cm" fo:min-width="5.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25cm" fo:min-width="5.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5.25cm" fo:min-width="11.5cm"/>
      <style:paragraph-properties style:writing-mode="lr-tb"/>
    </style:style>
    <style:style style:name="gr17" style:family="graphic" style:parent-style-name="standard">
      <style:graphic-properties draw:fill-color="#ff8000" draw:textarea-horizontal-align="justify" draw:textarea-vertical-align="middle" draw:auto-grow-height="false" fo:min-height="2.25cm" fo:min-width="4.25cm"/>
      <style:paragraph-properties style:writing-mode="lr-tb"/>
    </style:style>
    <style:style style:name="gr18" style:family="graphic" style:parent-style-name="standard">
      <style:graphic-properties draw:fill-color="#ff8000" draw:textarea-horizontal-align="justify" draw:textarea-vertical-align="middle" draw:auto-grow-height="false" fo:min-height="2cm" fo:min-width="4.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20" style:family="graphic" style:parent-style-name="objectwithoutfill">
      <style:graphic-properties draw:marker-end="Arrowheads_20_59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2.75cm" fo:min-width="6.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75cm" fo:min-width="4.5cm"/>
      <style:paragraph-properties style:writing-mode="lr-tb"/>
    </style:style>
    <style:style style:name="gr23" style:family="graphic" style:parent-style-name="objectwithoutfill">
      <style:graphic-properties draw:marker-end="Arrowheads_20_68" draw:marker-end-width="0.3cm" draw:fill="none" draw:textarea-vertical-align="middle"/>
    </style:style>
    <style:style style:name="gr24" style:family="graphic" style:parent-style-name="standard">
      <style:graphic-properties draw:fill-color="#ffff00" draw:textarea-horizontal-align="justify" draw:textarea-vertical-align="middle" draw:auto-grow-height="false" fo:min-height="0.75cm" fo:min-width="6.25cm"/>
      <style:paragraph-properties style:writing-mode="lr-tb"/>
    </style:style>
    <style:style style:name="gr25" style:family="graphic" style:parent-style-name="objectwithoutfill">
      <style:graphic-properties draw:marker-end="Arrowheads_20_71" draw:marker-end-width="0.3cm" draw:fill="none" draw:textarea-vertical-align="middle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8.95cm" fo:min-width="11.2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1cm" fo:min-width="10.2cm"/>
      <style:paragraph-properties style:writing-mode="lr-tb"/>
    </style:style>
    <style:style style:name="gr29" style:family="graphic" style:parent-style-name="standard">
      <style:graphic-properties draw:fill-color="#ff8000" draw:textarea-horizontal-align="justify" draw:textarea-vertical-align="middle" draw:auto-grow-height="false" fo:min-height="1.7cm" fo:min-width="3.2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25cm" fo:min-width="7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25cm" fo:min-width="3.7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2.75cm" fo:min-width="5.75cm"/>
      <style:paragraph-properties style:writing-mode="lr-tb"/>
    </style:style>
    <style:style style:name="gr33" style:family="graphic" style:parent-style-name="standard">
      <style:graphic-properties draw:fill-color="#ff8000" draw:textarea-horizontal-align="justify" draw:textarea-vertical-align="middle" draw:auto-grow-height="false" fo:min-height="3cm" fo:min-width="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2cm" fo:min-width="6cm"/>
      <style:paragraph-properties style:writing-mode="lr-tb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1.25cm" fo:min-width="8.75cm"/>
      <style:paragraph-properties style:writing-mode="lr-tb"/>
    </style:style>
    <style:style style:name="gr36" style:family="graphic" style:parent-style-name="objectwithoutfill">
      <style:graphic-properties draw:marker-end="Arrowheads_20_76" draw:marker-end-width="0.3cm" draw:fill="none" draw:textarea-vertical-align="middle"/>
    </style:style>
    <style:style style:name="gr37" style:family="graphic" style:parent-style-name="objectwithoutfill">
      <style:graphic-properties draw:marker-end="Arrowheads_20_77" draw:marker-end-width="0.3cm" draw:fill="none" draw:textarea-vertical-align="middle"/>
    </style:style>
    <style:style style:name="gr38" style:family="graphic" style:parent-style-name="objectwithoutfill">
      <style:graphic-properties draw:marker-end="Arrowheads_20_79" draw:marker-end-width="0.3cm" draw:fill="none" draw:textarea-vertical-align="middle"/>
    </style:style>
    <style:style style:name="gr39" style:family="graphic" style:parent-style-name="objectwithoutfill">
      <style:graphic-properties draw:marker-end="Arrowheads_20_80" draw:marker-end-width="0.3cm" draw:fill="none" draw:textarea-vertical-align="middle"/>
    </style:style>
    <style:style style:name="gr40" style:family="graphic" style:parent-style-name="objectwithoutfill">
      <style:graphic-properties draw:marker-end="Arrowheads_20_82" draw:marker-end-width="0.3cm" draw:fill="none" draw:textarea-vertical-align="middle"/>
    </style:style>
    <style:style style:name="gr41" style:family="graphic" style:parent-style-name="objectwithoutfill">
      <style:graphic-properties draw:marker-end="Arrowheads_20_83" draw:marker-end-width="0.3cm" draw:fill="none" draw:textarea-vertical-align="middle"/>
    </style:style>
    <style:style style:name="gr42" style:family="graphic" style:parent-style-name="objectwithoutfill">
      <style:graphic-properties draw:marker-end="Arrowheads_20_84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1.25cm" fo:min-width="7.25cm"/>
      <style:paragraph-properties style:writing-mode="lr-tb"/>
    </style:style>
    <style:style style:name="gr44" style:family="graphic" style:parent-style-name="objectwithoutfill">
      <style:graphic-properties draw:marker-end="Arrowheads_20_85" draw:marker-end-width="0.3cm" draw:fill="none" draw:textarea-vertical-align="middle"/>
    </style:style>
    <style:style style:name="gr45" style:family="graphic" style:parent-style-name="standard">
      <style:graphic-properties draw:fill-color="#ff8000" draw:textarea-horizontal-align="justify" draw:textarea-vertical-align="middle" draw:auto-grow-height="false" fo:min-height="2cm" fo:min-width="5cm"/>
      <style:paragraph-properties style:writing-mode="lr-tb"/>
    </style:style>
    <style:style style:name="gr46" style:family="graphic" style:parent-style-name="objectwithoutfill">
      <style:graphic-properties draw:marker-end="Arrowheads_20_86" draw:marker-end-width="0.3cm" draw:fill="none" draw:textarea-vertical-align="middle"/>
    </style:style>
    <style:style style:name="gr47" style:family="graphic" style:parent-style-name="objectwithoutfill">
      <style:graphic-properties draw:marker-end="Arrowheads_20_87" draw:marker-end-width="0.3cm" draw:fill="none" draw:textarea-vertical-align="middle"/>
    </style:style>
    <style:style style:name="gr48" style:family="graphic" style:parent-style-name="standard">
      <style:graphic-properties draw:textarea-horizontal-align="justify" draw:textarea-vertical-align="middle" draw:auto-grow-height="false" fo:min-height="2.5cm" fo:min-width="5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3cm" fo:min-width="5.5cm"/>
      <style:paragraph-properties style:writing-mode="lr-tb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3.25cm" fo:min-width="6.25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52" style:family="graphic" style:parent-style-name="objectwithoutfill">
      <style:graphic-properties draw:marker-end="Arrowheads_20_22" draw:marker-end-width="0.3cm" draw:fill="none" draw:textarea-vertical-align="middle"/>
    </style:style>
    <style:style style:name="gr53" style:family="graphic" style:parent-style-name="objectwithoutfill">
      <style:graphic-properties draw:marker-end="Arrowheads_20_24" draw:marker-end-width="0.3cm" draw:fill="none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2cm" fo:min-width="4.9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.25cm" fo:min-width="8.5cm"/>
      <style:paragraph-properties style:writing-mode="lr-tb"/>
    </style:style>
    <style:style style:name="gr56" style:family="graphic" style:parent-style-name="standard">
      <style:graphic-properties draw:fill-color="#ffff00" draw:textarea-horizontal-align="justify" draw:textarea-vertical-align="middle" draw:auto-grow-height="false" fo:min-height="1.5cm" fo:min-width="6.75cm"/>
      <style:paragraph-properties style:writing-mode="lr-tb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4.85cm" fo:min-width="7.5cm"/>
      <style:paragraph-properties style:writing-mode="lr-tb"/>
    </style:style>
    <style:style style:name="gr58" style:family="graphic" style:parent-style-name="standard" style:list-style-name="L1">
      <style:graphic-properties draw:fill-color="#ffff00" draw:textarea-horizontal-align="justify" draw:textarea-vertical-align="middle" draw:auto-grow-height="false" fo:min-height="1.5cm" fo:min-width="2.5cm"/>
      <style:paragraph-properties style:writing-mode="lr-tb"/>
    </style:style>
    <style:style style:name="gr59" style:family="graphic" style:parent-style-name="standard">
      <style:graphic-properties draw:stroke="none" draw:fill="none" fo:min-height="0.713cm"/>
      <style:paragraph-properties style:writing-mode="lr-tb"/>
    </style:style>
    <style:style style:name="gr60" style:family="graphic" style:parent-style-name="standard">
      <style:graphic-properties draw:fill-color="#b4c7dc" draw:textarea-horizontal-align="justify" draw:textarea-vertical-align="middle" draw:auto-grow-height="false" fo:min-height="1.494cm" fo:min-width="2.495cm"/>
      <style:paragraph-properties style:writing-mode="lr-tb"/>
    </style:style>
    <style:style style:name="gr61" style:family="graphic" style:parent-style-name="standard" style:list-style-name="L1">
      <style:graphic-properties draw:fill-color="#729fcf" draw:textarea-horizontal-align="justify" draw:textarea-vertical-align="middle" draw:auto-grow-height="false" fo:min-height="1.5cm" fo:min-width="2.5cm"/>
      <style:paragraph-properties style:writing-mode="lr-tb"/>
    </style:style>
    <style:style style:name="gr62" style:family="graphic" style:parent-style-name="standard" style:list-style-name="L1">
      <style:graphic-properties draw:fill-color="#ff8000" draw:textarea-horizontal-align="justify" draw:textarea-vertical-align="middle" draw:auto-grow-height="false" fo:min-height="1.5cm" fo:min-width="2.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4" style:family="graphic" style:parent-style-name="objectwithoutfill">
      <style:graphic-properties draw:marker-end="Arrowheads_20_88" draw:marker-end-width="0.3cm" draw:fill="none" draw:textarea-vertical-align="middle"/>
    </style:style>
    <style:style style:name="gr65" style:family="graphic" style:parent-style-name="objectwithoutfill">
      <style:graphic-properties draw:marker-end="Arrowheads_20_89" draw:marker-end-width="0.3cm" draw:fill="none" draw:textarea-vertical-align="middle"/>
    </style:style>
    <style:style style:name="gr66" style:family="graphic" style:parent-style-name="objectwithoutfill">
      <style:graphic-properties draw:marker-end="Arrowheads_20_90" draw:marker-end-width="0.3cm" draw:fill="none" draw:textarea-vertical-align="middle"/>
    </style:style>
    <style:style style:name="gr67" style:family="graphic" style:parent-style-name="objectwithoutfill">
      <style:graphic-properties draw:marker-end="Arrowheads_20_91" draw:marker-end-width="0.3cm" draw:fill="none" draw:textarea-vertical-align="middle"/>
    </style:style>
    <style:style style:name="gr68" style:family="graphic" style:parent-style-name="standard">
      <style:graphic-properties draw:fill-color="#ffff00" draw:textarea-horizontal-align="justify" draw:textarea-vertical-align="middle" draw:auto-grow-height="false" fo:min-height="1.75cm" fo:min-width="3.75cm"/>
      <style:paragraph-properties style:writing-mode="lr-tb"/>
    </style:style>
    <style:style style:name="gr69" style:family="graphic" style:parent-style-name="objectwithoutfill">
      <style:graphic-properties draw:marker-end="Arrowheads_20_92" draw:marker-end-width="0.3cm" draw:fill="none" draw:textarea-vertical-align="middle"/>
    </style:style>
    <style:style style:name="gr70" style:family="graphic" style:parent-style-name="objectwithoutfill">
      <style:graphic-properties draw:marker-end="Arrowheads_20_93" draw:marker-end-width="0.3cm" draw:fill="none" draw:textarea-vertical-align="middle"/>
    </style:style>
    <style:style style:name="gr71" style:family="graphic" style:parent-style-name="objectwithoutfill">
      <style:graphic-properties draw:marker-end="Arrowheads_20_23" draw:marker-end-width="0.3cm" draw:fill="none" draw:textarea-vertical-align="middle"/>
    </style:style>
    <style:style style:name="gr72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73" style:family="graphic" style:parent-style-name="objectwithoutfill">
      <style:graphic-properties draw:marker-end="Arrowheads_20_94" draw:marker-end-width="0.3cm" draw:fill="none" draw:textarea-vertical-align="middle"/>
    </style:style>
    <style:style style:name="gr74" style:family="graphic" style:parent-style-name="objectwithoutfill">
      <style:graphic-properties draw:marker-end="Arrowheads_20_95" draw:marker-end-width="0.3cm" draw:fill="none" draw:textarea-vertical-align="middle"/>
    </style:style>
    <style:style style:name="gr75" style:family="graphic" style:parent-style-name="objectwithoutfill">
      <style:graphic-properties draw:marker-end="Arrowheads_20_3" draw:marker-end-width="0.3cm" draw:fill="none" draw:textarea-vertical-align="middle"/>
    </style:style>
    <style:style style:name="gr76" style:family="graphic" style:parent-style-name="objectwithoutfill">
      <style:graphic-properties draw:marker-end="Arrowheads_20_96" draw:marker-end-width="0.3cm" draw:fill="none" draw:textarea-vertical-align="middle"/>
    </style:style>
    <style:style style:name="gr77" style:family="graphic" style:parent-style-name="objectwithoutfill">
      <style:graphic-properties draw:marker-end="Arrowheads_20_97" draw:marker-end-width="0.3cm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9" style:family="graphic" style:parent-style-name="objectwithoutfill">
      <style:graphic-properties draw:marker-end="Arrowheads_20_98" draw:marker-end-width="0.3cm" draw:fill="none" draw:textarea-vertical-align="middle"/>
    </style:style>
    <style:style style:name="gr80" style:family="graphic" style:parent-style-name="objectwithoutfill">
      <style:graphic-properties draw:marker-end="Arrowheads_20_99" draw:marker-end-width="0.3cm" draw:fill="none" draw:textarea-vertical-align="middle"/>
    </style:style>
    <style:style style:name="gr81" style:family="graphic" style:parent-style-name="objectwithoutfill">
      <style:graphic-properties draw:marker-end="Arrowheads_20_100" draw:marker-end-width="0.3cm" draw:fill="none" draw:textarea-vertical-align="middle"/>
    </style:style>
    <style:style style:name="gr82" style:family="graphic" style:parent-style-name="objectwithoutfill">
      <style:graphic-properties draw:marker-end="Arrowheads_20_101" draw:marker-end-width="0.3cm" draw:fill="none" draw:textarea-vertical-align="middle"/>
    </style:style>
    <style:style style:name="gr83" style:family="graphic" style:parent-style-name="objectwithoutfill">
      <style:graphic-properties draw:marker-end="Arrowheads_20_102" draw:marker-end-width="0.3cm" draw:fill="none" draw:textarea-vertical-align="middle"/>
    </style:style>
    <style:style style:name="gr84" style:family="graphic" style:parent-style-name="objectwithoutfill">
      <style:graphic-properties draw:marker-end="Arrowheads_20_103" draw:marker-end-width="0.3cm" draw:fill="none" draw:textarea-vertical-align="middle"/>
    </style:style>
    <style:style style:name="gr85" style:family="graphic" style:parent-style-name="standard">
      <style:graphic-properties draw:textarea-horizontal-align="justify" draw:textarea-vertical-align="middle" draw:auto-grow-height="false" fo:min-height="4.5cm" fo:min-width="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00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8000"/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639cm" svg:height="11.197cm" svg:x="1.611cm" svg:y="43.553cm">
          <text:p text:style-name="P1"/>
          <text:p text:style-name="P1"/>
          <text:p text:style-name="P1"><text:span text:style-name="T1">Get all disagregation values </text:span></text:p>
          <text:p text:style-name="P1"><text:span text:style-name="T1">and match them with their</text:span></text:p>
          <text:p text:style-name="P1"><text:span text:style-name="T1"><text:s/></text:span><text:span text:style-name="T1">respective column titl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5cm" svg:height="17.7cm" svg:x="6cm" svg:y="7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444cm" svg:height="17.7cm" svg:x="6cm" svg:y="2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2.75cm" svg:height="4.5cm" svg:x="1.25cm" svg:y="6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2.75cm" svg:height="8.95cm" svg:x="1.25cm" svg:y="60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4.25cm" svg:height="2.75cm" svg:x="1.151cm" svg:y="6.9cm">
          <text:p text:style-name="P4">Import </text:p>
          <text:p text:style-name="P4">Config </text:p>
          <text:p text:style-name="P4">Settings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4.5cm" svg:height="3cm" svg:x="6.95cm" svg:y="12cm">
          <text:p text:style-name="P1">Joins proxy </text:p>
          <text:p text:style-name="P1">terms into </text:p>
          <text:p text:style-name="P1">a regex pattern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.151cm" svg:y1="8.275cm" svg:x2="6.95cm" svg:y2="13.5cm" draw:start-shape="id1" draw:start-glue-point="3" draw:end-shape="id2" draw:end-glue-point="3" svg:d="M1151 8275h-501v5225h6300" svg:viewBox="0 0 6301 5226">
          <text:p/>
        </draw:connector>
        <draw:custom-shape draw:style-name="gr9" draw:text-style-name="P1" xml:id="id32" draw:id="id32" draw:layer="layout" svg:width="4.75cm" svg:height="2.25cm" svg:x="7.844cm" svg:y="29.3cm">
          <text:p text:style-name="P1">Get </text:p>
          <text:p text:style-name="P1">disaggregation </text:p>
          <text:p text:style-name="P1">report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1.151cm" svg:y1="8.275cm" svg:x2="7.594cm" svg:y2="35.05cm" draw:start-shape="id1" draw:start-glue-point="3" draw:end-shape="id3" draw:end-glue-point="3" svg:d="M1151 8275h-501v26775h6944" svg:viewBox="0 0 6945 26776">
          <text:p/>
        </draw:connector>
        <draw:custom-shape draw:style-name="gr7" draw:text-style-name="P1" xml:id="id3" draw:id="id3" draw:layer="layout" svg:width="4.5cm" svg:height="3cm" svg:x="7.594cm" svg:y="33.55cm">
          <text:p text:style-name="P1">Joins GEO </text:p>
          <text:p text:style-name="P1">DISAG </text:p>
          <text:p text:style-name="P1">terms into </text:p>
          <text:p text:style-name="P1">a regex pattern</text:p>
          <draw:enhanced-geometry svg:viewBox="0 0 21600 21600" draw:type="rectangle" draw:enhanced-path="M 0 0 L 21600 0 21600 21600 0 21600 0 0 Z N"/>
        </draw:custom-shape>
        <draw:custom-shape draw:style-name="gr11" draw:text-style-name="P1" xml:id="id33" draw:id="id33" draw:layer="layout" svg:width="9.75cm" svg:height="5cm" svg:x="20.194cm" svg:y="28.8cm">
          <text:p text:style-name="P1">Check if </text:p>
          <text:p text:style-name="P1">“Disaggregations” </text:p>
          <text:p text:style-name="P1">column</text:p>
          <text:p text:style-name="P1">contains any </text:p>
          <text:p text:style-name="P4"><text:span text:style-name="T2">of the </text:span>GEO DISAG </text:p>
          <text:p text:style-name="P4">terms</text:p>
          <draw:enhanced-geometry svg:viewBox="0 0 21600 21600" draw:type="rectangle" draw:enhanced-path="M 0 0 L 21600 0 21600 21600 0 21600 0 0 Z N"/>
        </draw:custom-shape>
        <draw:custom-shape draw:style-name="gr12" draw:text-style-name="P6" xml:id="id35" draw:id="id35" draw:layer="layout" svg:width="4cm" svg:height="2.5cm" svg:x="27.944cm" svg:y="39.55cm">
          <text:p text:style-name="P1">Output </text:p>
          <text:p text:style-name="P1">csv as</text:p>
          <text:p text:style-name="P1">'disag_df.csv'</text:p>
          <draw:enhanced-geometry svg:viewBox="0 0 21600 21600" draw:type="rectangle" draw:enhanced-path="M 0 0 L 21600 0 21600 21600 0 21600 0 0 Z N"/>
        </draw:custom-shape>
        <draw:custom-shape draw:style-name="gr13" draw:text-style-name="P1" xml:id="id34" draw:id="id34" draw:layer="layout" svg:width="5.6cm" svg:height="2.75cm" svg:x="22.25cm" svg:y="35.75cm">
          <text:p text:style-name="P1">Limit disag_df</text:p>
          <text:p text:style-name="P1">To only the </text:p>
          <text:p text:style-name="P1">needed </text:p>
          <text:p text:style-name="P1">columns</text:p>
          <draw:enhanced-geometry svg:viewBox="0 0 21600 21600" draw:type="rectangle" draw:enhanced-path="M 0 0 L 21600 0 21600 21600 0 21600 0 0 Z N"/>
        </draw:custom-shape>
        <draw:custom-shape draw:style-name="gr7" draw:text-style-name="P1" xml:id="id31" draw:id="id31" draw:layer="layout" svg:width="4.5cm" svg:height="3cm" svg:x="6.95cm" svg:y="18cm">
          <text:p text:style-name="P1">Joins uk_terms </text:p>
          <text:p text:style-name="P1">terms into </text:p>
          <text:p text:style-name="P1">a regex pattern</text:p>
          <draw:enhanced-geometry svg:viewBox="0 0 21600 21600" draw:type="rectangle" draw:enhanced-path="M 0 0 L 21600 0 21600 21600 0 21600 0 0 Z N"/>
        </draw:custom-shape>
        <draw:custom-shape draw:style-name="gr14" draw:text-style-name="P1" xml:id="id36" draw:id="id36" draw:layer="layout" svg:width="6.1cm" svg:height="3.5cm" svg:x="7.4cm" svg:y="38.25cm">
          <text:p text:style-name="P1"><text:span text:style-name="T2">Join </text:span></text:p>
          <text:p text:style-name="P1">suitability_test </text:p>
          <text:p text:style-name="P1">terms </text:p>
          <text:p text:style-name="P1">into SQL query</text:p>
          <text:p text:style-name="P1">pattern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9.25cm" svg:height="3.75cm" svg:x="1.75cm" svg:y="2.25cm">
          <draw:text-box>
            <text:p><text:span text:style-name="T3">SDMX Data Qualifier Process Diagram</text:span></text:p>
            <text:p>Updated 16<text:span text:style-name="T4">th</text:span> June, 2021</text:p>
          </draw:text-box>
        </draw:frame>
        <draw:custom-shape draw:style-name="gr16" draw:text-style-name="P2" draw:layer="layout" svg:width="12cm" svg:height="5.5cm" svg:x="21.75cm" svg:y="43.5cm">
          <text:p text:style-name="P1"><text:s/></text:p>
          <text:p text:style-name="P1"/>
          <text:p text:style-name="P1"><text:span text:style-name="T1"/></text:p>
          <text:p text:style-name="P1"><text:span text:style-name="T1">Getting unique </text:span></text:p>
          <text:p text:style-name="P1"><text:span text:style-name="T1">column headers </text:span></text:p>
          <text:p text:style-name="P1"><text:span text:style-name="T1">For inc_df datasets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4" draw:id="id4" draw:layer="layout" svg:width="4.75cm" svg:height="2.5cm" svg:x="28.5cm" svg:y="43.75cm">
          <text:p text:style-name="P1">Disaggregation </text:p>
          <text:p text:style-name="P1">report</text:p>
          <draw:enhanced-geometry svg:viewBox="0 0 21600 21600" draw:type="rectangle" draw:enhanced-path="M 0 0 L 21600 0 21600 21600 0 21600 0 0 Z N"/>
        </draw:custom-shape>
        <draw:custom-shape draw:style-name="gr18" draw:text-style-name="P8" xml:id="id8" draw:id="id8" draw:layer="layout" svg:width="5.25cm" svg:height="2.25cm" svg:x="1.8cm" svg:y="44.9cm">
          <text:p text:style-name="P1">Manually chosen </text:p>
          <text:p text:style-name="P1">column name </text:p>
          <text:p text:style-name="P1">mappings</text:p>
          <draw:enhanced-geometry svg:viewBox="0 0 21600 21600" draw:type="rectangle" draw:enhanced-path="M 0 0 L 21600 0 21600 21600 0 21600 0 0 Z N"/>
        </draw:custom-shape>
        <draw:custom-shape draw:style-name="gr19" draw:text-style-name="P1" xml:id="id5" draw:id="id5" draw:layer="layout" svg:width="3cm" svg:height="1cm" svg:x="23.75cm" svg:y="44.25cm">
          <text:p text:style-name="P1">Join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curve" svg:x1="28.5cm" svg:y1="45cm" svg:x2="26.75cm" svg:y2="44.75cm" draw:start-shape="id4" draw:start-glue-point="3" draw:end-shape="id5" draw:end-glue-point="1" svg:d="M28500 45000c-1312 0-438-250-1750-250" svg:viewBox="0 0 1751 251">
          <text:p/>
        </draw:connector>
        <draw:custom-shape draw:style-name="gr21" draw:text-style-name="P1" xml:id="id6" draw:id="id6" draw:layer="layout" svg:width="7cm" svg:height="3cm" svg:x="8cm" svg:y="44.897cm">
          <text:p text:style-name="P1">Get all the value </text:p>
          <text:p text:style-name="P1">disaggregations for </text:p>
          <text:p text:style-name="P1">each column</text:p>
          <draw:enhanced-geometry svg:viewBox="0 0 21600 21600" draw:type="rectangle" draw:enhanced-path="M 0 0 L 21600 0 21600 21600 0 21600 0 0 Z N"/>
        </draw:custom-shape>
        <draw:custom-shape draw:style-name="gr22" draw:text-style-name="P1" xml:id="id7" draw:id="id7" draw:layer="layout" svg:width="5cm" svg:height="3cm" svg:x="16cm" svg:y="46.75cm">
          <text:p text:style-name="P1">Create dataframe </text:p>
          <text:p text:style-name="P1">of vals and </text:p>
          <text:p text:style-name="P1">column match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curve" svg:x1="15cm" svg:y1="46.397cm" svg:x2="16cm" svg:y2="48.25cm" draw:start-shape="id6" draw:start-glue-point="1" draw:end-shape="id7" draw:end-glue-point="3" svg:d="M15000 46397c733 0 234 1853 1000 1853" svg:viewBox="0 0 1001 1854">
          <text:p/>
        </draw:connector>
        <draw:custom-shape draw:style-name="gr24" draw:text-style-name="P6" draw:layer="layout" svg:width="6.75cm" svg:height="1cm" svg:x="13cm" svg:y="52.75cm">
          <text:p text:style-name="P1">val_col_pairs-#20.csv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curve" svg:x1="7.05cm" svg:y1="46.025cm" svg:x2="8cm" svg:y2="46.397cm" draw:start-shape="id8" draw:start-glue-point="1" draw:end-shape="id6" draw:end-glue-point="3" svg:d="M7050 46025c712 0 238 372 950 372" svg:viewBox="0 0 951 373">
          <text:p/>
        </draw:connector>
        <draw:custom-shape draw:style-name="gr26" draw:text-style-name="P2" draw:layer="layout" svg:width="11.75cm" svg:height="9.2cm" svg:x="21.75cm" svg:y="50.05cm">
          <text:p text:style-name="P1"/>
          <text:p text:style-name="P1"/>
          <text:p text:style-name="P1"><text:span text:style-name="T1"/></text:p>
          <text:p text:style-name="P1"><text:span text:style-name="T1">Swap SDG_column_names </text:span></text:p>
          <text:p text:style-name="P1"><text:span text:style-name="T1">col for SDMX_column_name </text:span></text:p>
          <text:p text:style-name="P1"><text:span text:style-name="T1">in sdg_col_names_vals_df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xml:id="id37" draw:id="id37" draw:layer="layout" svg:width="6.75cm" svg:height="3.75cm" svg:x="24.8cm" svg:y="50.45cm">
          <text:p text:style-name="P1"><text:s/>Create “sdmx_col_nm”</text:p>
          <text:p text:style-name="P1">column containing </text:p>
          <text:p text:style-name="P1">SDMX equivilent </text:p>
          <text:p text:style-name="P1">of all of the SDG </text:p>
          <text:p text:style-name="P1">column names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10.7cm" svg:height="1.25cm" svg:x="22.8cm" svg:y="57.2cm">
          <text:p text:style-name="P1"><text:span text:style-name="T5">SDMX_colnames_values_matched-#21.csv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xml:id="id11" draw:id="id11" draw:layer="layout" svg:width="3.75cm" svg:height="1.95cm" svg:x="1.75cm" svg:y="60.8cm">
          <text:p text:style-name="P1">SDMX DSD</text:p>
          <draw:enhanced-geometry svg:viewBox="0 0 21600 21600" draw:type="rectangle" draw:enhanced-path="M 0 0 L 21600 0 21600 21600 0 21600 0 0 Z N"/>
        </draw:custom-shape>
        <draw:custom-shape draw:style-name="gr30" draw:text-style-name="P1" xml:id="id12" draw:id="id12" draw:layer="layout" svg:width="7.5cm" svg:height="2.5cm" svg:x="6.45cm" svg:y="60.5cm">
          <text:p text:style-name="P1">Get concept scheme </text:p>
          <text:p text:style-name="P1">from DSD</text:p>
          <draw:enhanced-geometry svg:viewBox="0 0 21600 21600" draw:type="rectangle" draw:enhanced-path="M 0 0 L 21600 0 21600 21600 0 21600 0 0 Z N"/>
        </draw:custom-shape>
        <draw:custom-shape draw:style-name="gr31" draw:text-style-name="P1" xml:id="id13" draw:id="id13" draw:layer="layout" svg:width="4.2cm" svg:height="1.5cm" svg:x="18.25cm" svg:y="61cm">
          <text:p text:style-name="P1">Get Excel </text:p>
          <text:p text:style-name="P1">tab name</text:p>
          <draw:enhanced-geometry svg:viewBox="0 0 21600 21600" draw:type="rectangle" draw:enhanced-path="M 0 0 L 21600 0 21600 21600 0 21600 0 0 Z N"/>
        </draw:custom-shape>
        <draw:custom-shape draw:style-name="gr32" draw:text-style-name="P1" xml:id="id14" draw:id="id14" draw:layer="layout" svg:width="6.25cm" svg:height="3cm" svg:x="26.5cm" svg:y="61cm">
          <text:p text:style-name="P1">Get the SDMX </text:p>
          <text:p text:style-name="P1">data from </text:p>
          <text:p text:style-name="P1">correct tab </text:p>
          <text:p text:style-name="P1">in the spreadsheet</text:p>
          <draw:enhanced-geometry svg:viewBox="0 0 21600 21600" draw:type="rectangle" draw:enhanced-path="M 0 0 L 21600 0 21600 21600 0 21600 0 0 Z N"/>
        </draw:custom-shape>
        <draw:custom-shape draw:style-name="gr33" draw:text-style-name="P8" xml:id="id15" draw:id="id15" draw:layer="layout" svg:width="7.5cm" svg:height="3.25cm" svg:x="25.55cm" svg:y="65.3cm">
          <text:p text:style-name="P1">Choose best match </text:p>
          <text:p text:style-name="P1">from “Name:En” </text:p>
          <text:p text:style-name="P1">column using human input</text:p>
          <draw:enhanced-geometry svg:viewBox="0 0 21600 21600" draw:type="rectangle" draw:enhanced-path="M 0 0 L 21600 0 21600 21600 0 21600 0 0 Z N"/>
        </draw:custom-shape>
        <draw:custom-shape draw:style-name="gr34" draw:text-style-name="P1" xml:id="id16" draw:id="id16" draw:layer="layout" svg:width="6.5cm" svg:height="2.25cm" svg:x="16cm" svg:y="65.05cm">
          <text:p text:style-name="P1">Return corresponding </text:p>
          <text:p text:style-name="P1">SDMX code</text:p>
          <draw:enhanced-geometry svg:viewBox="0 0 21600 21600" draw:type="rectangle" draw:enhanced-path="M 0 0 L 21600 0 21600 21600 0 21600 0 0 Z N"/>
        </draw:custom-shape>
        <draw:custom-shape draw:style-name="gr19" draw:text-style-name="P1" xml:id="id9" draw:id="id9" draw:layer="layout" svg:width="3cm" svg:height="1cm" svg:x="11.5cm" svg:y="64.75cm">
          <text:p text:style-name="P1">Join</text:p>
          <draw:enhanced-geometry svg:viewBox="0 0 21600 21600" draw:type="rectangle" draw:enhanced-path="M 0 0 L 21600 0 21600 21600 0 21600 0 0 Z N"/>
        </draw:custom-shape>
        <draw:custom-shape draw:style-name="gr35" draw:text-style-name="P6" xml:id="id17" draw:id="id17" draw:layer="layout" svg:width="9.25cm" svg:height="1.5cm" svg:x="1.75cm" svg:y="67.25cm">
          <text:p text:style-name="P1">code_mapping_44.csv</text:p>
          <draw:enhanced-geometry svg:viewBox="0 0 21600 21600" draw:type="rectangle" draw:enhanced-path="M 0 0 L 21600 0 21600 21600 0 21600 0 0 Z N"/>
        </draw:custom-shape>
        <draw:connector draw:style-name="gr36" draw:text-style-name="P5" draw:layer="layout" draw:type="curve" svg:x1="11.5cm" svg:y1="65.25cm" svg:x2="10.25cm" svg:y2="65.25cm" draw:start-shape="id9" draw:start-glue-point="3" draw:end-shape="id10" draw:end-glue-point="1" svg:d="M11500 65250h-1250" svg:viewBox="0 0 1251 1">
          <text:p/>
        </draw:connector>
        <draw:connector draw:style-name="gr37" draw:text-style-name="P5" draw:layer="layout" draw:type="curve" svg:x1="5.5cm" svg:y1="61.775cm" svg:x2="6.45cm" svg:y2="61.75cm" draw:start-shape="id11" draw:start-glue-point="1" draw:end-shape="id12" draw:end-glue-point="3" svg:d="M5500 61775c712 0 238-25 950-25" svg:viewBox="0 0 951 26">
          <text:p/>
        </draw:connector>
        <draw:connector draw:style-name="gr38" draw:text-style-name="P5" draw:layer="layout" draw:type="curve" svg:x1="13.95cm" svg:y1="61.75cm" svg:x2="18.25cm" svg:y2="61.75cm" draw:start-shape="id12" draw:start-glue-point="1" draw:end-shape="id13" draw:end-glue-point="3" svg:d="M13950 61750h4300" svg:viewBox="0 0 4301 1">
          <text:p/>
        </draw:connector>
        <draw:connector draw:style-name="gr39" draw:text-style-name="P5" draw:layer="layout" draw:type="curve" svg:x1="22.45cm" svg:y1="61.75cm" svg:x2="26.5cm" svg:y2="62.5cm" draw:start-shape="id13" draw:start-glue-point="1" draw:end-shape="id14" draw:end-glue-point="3" svg:d="M22450 61750c3037 0 1013 750 4050 750" svg:viewBox="0 0 4051 751">
          <text:p/>
        </draw:connector>
        <draw:connector draw:style-name="gr40" draw:text-style-name="P5" draw:layer="layout" draw:type="curve" svg:x1="29.625cm" svg:y1="64cm" svg:x2="29.3cm" svg:y2="65.3cm" draw:start-shape="id14" draw:start-glue-point="2" draw:end-shape="id15" draw:end-glue-point="0" svg:d="M29625 64000c0 975-325 325-325 1300" svg:viewBox="0 0 326 1301">
          <text:p/>
        </draw:connector>
        <draw:connector draw:style-name="gr41" draw:text-style-name="P5" draw:layer="layout" draw:type="curve" svg:x1="25.55cm" svg:y1="66.925cm" svg:x2="22.5cm" svg:y2="66.175cm" draw:start-shape="id15" draw:start-glue-point="3" draw:end-shape="id16" draw:end-glue-point="1" svg:d="M25550 66925c-2287 0-763-750-3050-750" svg:viewBox="0 0 3051 751">
          <text:p/>
        </draw:connector>
        <draw:connector draw:style-name="gr42" draw:text-style-name="P5" draw:layer="layout" draw:type="curve" svg:x1="16cm" svg:y1="66.175cm" svg:x2="14.5cm" svg:y2="65.25cm" draw:start-shape="id16" draw:start-glue-point="3" draw:end-shape="id9" draw:end-glue-point="1" svg:d="M16000 66175c-1125 0-375-925-1500-925" svg:viewBox="0 0 1501 926">
          <text:p/>
        </draw:connector>
        <draw:custom-shape draw:style-name="gr43" draw:text-style-name="P1" xml:id="id10" draw:id="id10" draw:layer="layout" svg:width="7.75cm" svg:height="1.5cm" svg:x="2.5cm" svg:y="64.5cm">
          <text:p text:style-name="P1">Formatting to </text:p>
          <text:p text:style-name="P1">datalab requirements</text:p>
          <draw:enhanced-geometry svg:viewBox="0 0 21600 21600" draw:type="rectangle" draw:enhanced-path="M 0 0 L 21600 0 21600 21600 0 21600 0 0 Z N"/>
        </draw:custom-shape>
        <draw:connector draw:style-name="gr44" draw:text-style-name="P5" draw:layer="layout" draw:type="curve" svg:x1="6.375cm" svg:y1="66cm" svg:x2="6.375cm" svg:y2="67.25cm" draw:start-shape="id10" draw:start-glue-point="2" draw:end-shape="id17" draw:end-glue-point="0" svg:d="M6375 66000v1250" svg:viewBox="0 0 1 1251">
          <text:p/>
        </draw:connector>
        <draw:custom-shape draw:style-name="gr45" draw:text-style-name="P8" xml:id="id18" draw:id="id18" draw:layer="layout" svg:width="5.5cm" svg:height="2.25cm" svg:x="1.75cm" svg:y="70.25cm">
          <text:p text:style-name="P1">Manually chosen </text:p>
          <text:p text:style-name="P1">column name </text:p>
          <text:p text:style-name="P1">mappings</text:p>
          <draw:enhanced-geometry svg:viewBox="0 0 21600 21600" draw:type="rectangle" draw:enhanced-path="M 0 0 L 21600 0 21600 21600 0 21600 0 0 Z N"/>
        </draw:custom-shape>
        <draw:custom-shape draw:style-name="gr43" draw:text-style-name="P1" xml:id="id19" draw:id="id19" draw:layer="layout" svg:width="7.75cm" svg:height="1.5cm" svg:x="8.75cm" svg:y="70.65cm">
          <text:p text:style-name="P1">Formatting to </text:p>
          <text:p text:style-name="P1">SDMX requirements</text:p>
          <draw:enhanced-geometry svg:viewBox="0 0 21600 21600" draw:type="rectangle" draw:enhanced-path="M 0 0 L 21600 0 21600 21600 0 21600 0 0 Z N"/>
        </draw:custom-shape>
        <draw:custom-shape draw:style-name="gr35" draw:text-style-name="P6" xml:id="id20" draw:id="id20" draw:layer="layout" svg:width="9.25cm" svg:height="1.5cm" svg:x="18cm" svg:y="70.65cm">
          <text:p text:style-name="P1">code_mapping_44.csv</text:p>
          <draw:enhanced-geometry svg:viewBox="0 0 21600 21600" draw:type="rectangle" draw:enhanced-path="M 0 0 L 21600 0 21600 21600 0 21600 0 0 Z N"/>
        </draw:custom-shape>
        <draw:connector draw:style-name="gr46" draw:text-style-name="P5" draw:layer="layout" draw:type="curve" svg:x1="7.25cm" svg:y1="71.375cm" svg:x2="8.75cm" svg:y2="71.4cm" draw:start-shape="id18" draw:start-glue-point="1" draw:end-shape="id19" draw:end-glue-point="3" svg:d="M7250 71375c1125 0 375 25 1500 25" svg:viewBox="0 0 1501 26">
          <text:p/>
        </draw:connector>
        <draw:connector draw:style-name="gr47" draw:text-style-name="P5" draw:layer="layout" draw:type="curve" svg:x1="16.5cm" svg:y1="71.4cm" svg:x2="18cm" svg:y2="71.4cm" draw:start-shape="id19" draw:start-glue-point="1" draw:end-shape="id20" draw:end-glue-point="3" svg:d="M16500 71400h1500" svg:viewBox="0 0 1501 1">
          <text:p/>
        </draw:connector>
        <draw:custom-shape draw:style-name="gr6" draw:text-style-name="P1" xml:id="id24" draw:id="id24" draw:layer="layout" svg:width="4.25cm" svg:height="2.75cm" svg:x="13.25cm" svg:y="10.6cm">
          <text:p text:style-name="P1">Read all the </text:p>
          <text:p text:style-name="P1">meta data </text:p>
          <text:p text:style-name="P1">from UK site</text:p>
          <draw:enhanced-geometry svg:viewBox="0 0 21600 21600" draw:type="rectangle" draw:enhanced-path="M 0 0 L 21600 0 21600 21600 0 21600 0 0 Z N"/>
        </draw:custom-shape>
        <draw:custom-shape draw:style-name="gr48" draw:text-style-name="P1" xml:id="id25" draw:id="id25" draw:layer="layout" svg:width="5.5cm" svg:height="2.75cm" svg:x="18.95cm" svg:y="10.6cm">
          <text:p text:style-name="P1">Limit meta_data_df</text:p>
          <text:p text:style-name="P1">To only the </text:p>
          <text:p text:style-name="P1">needed </text:p>
          <text:p text:style-name="P1">columns</text:p>
          <draw:enhanced-geometry svg:viewBox="0 0 21600 21600" draw:type="rectangle" draw:enhanced-path="M 0 0 L 21600 0 21600 21600 0 21600 0 0 Z N"/>
        </draw:custom-shape>
        <draw:custom-shape draw:style-name="gr49" draw:text-style-name="P1" xml:id="id27" draw:id="id27" draw:layer="layout" svg:width="6cm" svg:height="3.25cm" svg:x="27.25cm" svg:y="15.1cm">
          <text:p text:style-name="P1">Remove indicator</text:p>
          <text:p text:style-name="P1"><text:s/>if “other_info” </text:p>
          <text:p text:style-name="P1">field contains any </text:p>
          <text:p text:style-name="P1">of the proxy ter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" xml:id="id21" draw:id="id21" draw:layer="layout" svg:width="6.75cm" svg:height="3.5cm" svg:x="18.75cm" svg:y="14.95cm">
          <text:p text:style-name="P4">QA:Check if any of the </text:p>
          <text:p text:style-name="P4">proxies also have </text:p>
          <text:p text:style-name="P4">the wording implying </text:p>
          <text:p text:style-name="P4">it’s an official indicator</text:p>
          <draw:enhanced-geometry svg:viewBox="0 0 21600 21600" draw:type="rectangle" draw:enhanced-path="M 0 0 L 21600 0 21600 21600 0 21600 0 0 Z N"/>
        </draw:custom-shape>
        <draw:custom-shape draw:style-name="gr51" draw:text-style-name="P1" xml:id="id22" draw:id="id22" draw:layer="layout" svg:width="2cm" svg:height="2cm" svg:x="13.75cm" svg:y="13.85cm">
          <text:p text:style-name="P1">y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xml:id="id23" draw:id="id23" draw:layer="layout" svg:width="2cm" svg:height="2cm" svg:x="13.5cm" svg:y="17.6cm">
          <text:p text:style-name="P1">n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2" draw:text-style-name="P5" draw:layer="layout" draw:type="curve" svg:x1="18.75cm" svg:y1="16.7cm" svg:x2="15.75cm" svg:y2="14.85cm" draw:start-shape="id21" draw:start-glue-point="3" draw:end-shape="id22" draw:end-glue-point="7" svg:d="M18750 16700c-2248 0-749-1850-3000-1850" svg:viewBox="0 0 3001 1851">
          <text:p/>
        </draw:connector>
        <draw:connector draw:style-name="gr53" draw:text-style-name="P5" draw:layer="layout" draw:type="curve" svg:x1="18.75cm" svg:y1="16.7cm" svg:x2="15.5cm" svg:y2="18.6cm" draw:start-shape="id21" draw:start-glue-point="3" draw:end-shape="id23" draw:end-glue-point="7" svg:d="M18750 16700c-2436 0-811 1900-3250 1900" svg:viewBox="0 0 3251 1901">
          <text:p/>
        </draw:connector>
        <draw:custom-shape draw:style-name="gr54" draw:text-style-name="P1" xml:id="id26" draw:id="id26" draw:layer="layout" svg:width="5.4cm" svg:height="2.25cm" svg:x="27.5cm" svg:y="11.1cm">
          <text:p text:style-name="P1">Remove archived</text:p>
          <text:p text:style-name="P1">indicators</text:p>
          <draw:enhanced-geometry svg:viewBox="0 0 21600 21600" draw:type="rectangle" draw:enhanced-path="M 0 0 L 21600 0 21600 21600 0 21600 0 0 Z N"/>
        </draw:custom-shape>
        <draw:custom-shape draw:style-name="gr55" draw:text-style-name="P1" xml:id="id28" draw:id="id28" draw:layer="layout" svg:width="9cm" svg:height="1.5cm" svg:x="16.2cm" svg:y="20cm">
          <text:p text:style-name="P1">Remove indicators that are not </text:p>
          <text:p text:style-name="P1">UK-only data</text:p>
          <draw:enhanced-geometry svg:viewBox="0 0 21600 21600" draw:type="rectangle" draw:enhanced-path="M 0 0 L 21600 0 21600 21600 0 21600 0 0 Z N"/>
        </draw:custom-shape>
        <draw:custom-shape draw:style-name="gr56" draw:text-style-name="P6" xml:id="id29" draw:id="id29" draw:layer="layout" svg:width="7.25cm" svg:height="1.75cm" svg:x="25.85cm" svg:y="22cm">
          <text:p text:style-name="P1">Intermediate output </text:p>
          <text:p text:style-name="P1">'meta_data.csv'</text:p>
          <draw:enhanced-geometry svg:viewBox="0 0 21600 21600" draw:type="rectangle" draw:enhanced-path="M 0 0 L 21600 0 21600 21600 0 21600 0 0 Z N"/>
        </draw:custom-shape>
        <draw:g>
          <draw:custom-shape draw:style-name="gr57" draw:text-style-name="P9" draw:layer="layout" svg:width="8cm" svg:height="5.1cm" svg:x="21.25cm" svg:y="1.25cm">
            <text:p text:style-name="P1"><text:span text:style-name="T1"/></text:p>
            <text:p text:style-name="P1"/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style-name="gr58" draw:text-style-name="P10" draw:layer="layout" svg:width="3cm" svg:height="1.75cm" svg:x="25.45cm" svg:y="2.5cm">
            <text:p text:style-name="P4">Output</text:p>
            <draw:enhanced-geometry svg:viewBox="0 0 21600 21600" draw:type="rectangle" draw:enhanced-path="M 0 0 L 21600 0 21600 21600 0 21600 0 0 Z N"/>
          </draw:custom-shape>
          <draw:frame draw:style-name="gr59" draw:text-style-name="P11" draw:layer="layout" svg:width="1.874cm" svg:height="0.963cm" svg:x="21.5cm" svg:y="1.25cm">
            <draw:text-box>
              <text:p><text:span text:style-name="T1">Key:</text:span></text:p>
            </draw:text-box>
          </draw:frame>
          <draw:custom-shape draw:style-name="gr60" draw:text-style-name="P2" draw:layer="layout" svg:width="2.995cm" svg:height="1.744cm" draw:transform="rotate (-0.0043633231299858) translate (21.954cm 2.493cm)">
            <text:p text:style-name="P1">Process </text:p>
            <text:p text:style-name="P1">grou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2" draw:layer="layout" svg:width="3cm" svg:height="1.75cm" svg:x="21.95cm" svg:y="4.5cm">
            <text:p text:style-name="P4">Process</text:p>
            <draw:enhanced-geometry svg:viewBox="0 0 21600 21600" draw:type="rectangle" draw:enhanced-path="M 0 0 L 21600 0 21600 21600 0 21600 0 0 Z N"/>
          </draw:custom-shape>
          <draw:custom-shape draw:style-name="gr62" draw:text-style-name="P13" draw:layer="layout" svg:width="3cm" svg:height="1.75cm" svg:x="25.45cm" svg:y="4.5cm">
            <text:p text:style-name="P4">Input</text:p>
            <draw:enhanced-geometry svg:viewBox="0 0 21600 21600" draw:type="rectangle" draw:enhanced-path="M 0 0 L 21600 0 21600 21600 0 21600 0 0 Z N"/>
          </draw:custom-shape>
        </draw:g>
        <draw:frame draw:style-name="gr63" draw:text-style-name="P14" draw:layer="layout" svg:width="19.75cm" svg:height="2.384cm" svg:x="13.25cm" svg:y="7.677cm">
          <draw:text-box>
            <text:p><text:span text:style-name="T6">Import the metadata from the live site </text:span><text:span text:style-name="T1">and check the indicators for various attributes, eliminating those which are not suitable. </text:span></text:p>
          </draw:text-box>
        </draw:frame>
        <draw:connector draw:style-name="gr64" draw:text-style-name="P5" draw:layer="layout" svg:x1="17.5cm" svg:y1="11.975cm" svg:x2="18.95cm" svg:y2="11.975cm" draw:start-shape="id24" draw:start-glue-point="1" draw:end-shape="id25" draw:end-glue-point="3" svg:d="M17500 11975h1450" svg:viewBox="0 0 1451 1">
          <text:p/>
        </draw:connector>
        <draw:connector draw:style-name="gr65" draw:text-style-name="P5" draw:layer="layout" svg:x1="24.45cm" svg:y1="11.975cm" svg:x2="27.5cm" svg:y2="12.225cm" draw:start-shape="id25" draw:start-glue-point="1" draw:end-shape="id26" draw:end-glue-point="3" svg:d="M24450 11975h1525v250h1525" svg:viewBox="0 0 3051 251">
          <text:p/>
        </draw:connector>
        <draw:connector draw:style-name="gr66" draw:text-style-name="P5" draw:layer="layout" svg:x1="30.2cm" svg:y1="13.35cm" svg:x2="30.25cm" svg:y2="15.1cm" draw:start-shape="id26" draw:start-glue-point="2" draw:end-shape="id27" draw:end-glue-point="0" svg:d="M30200 13350v875h50v875" svg:viewBox="0 0 51 1751">
          <text:p/>
        </draw:connector>
        <draw:connector draw:style-name="gr67" draw:text-style-name="P5" draw:layer="layout" svg:x1="27.25cm" svg:y1="16.725cm" svg:x2="25.5cm" svg:y2="16.7cm" draw:start-shape="id27" draw:start-glue-point="3" draw:end-shape="id21" svg:d="M27250 16725h-875v-25h-875" svg:viewBox="0 0 1751 26">
          <text:p/>
        </draw:connector>
        <draw:custom-shape draw:style-name="gr68" draw:text-style-name="P6" xml:id="id30" draw:id="id30" draw:layer="layout" svg:width="4.25cm" svg:height="2cm" svg:x="9.75cm" svg:y="15.5cm">
          <text:p text:style-name="P1"><text:s/>Contradictions </text:p>
          <text:p text:style-name="P1">Found!</text:p>
          <draw:enhanced-geometry svg:viewBox="0 0 21600 21600" draw:type="rectangle" draw:enhanced-path="M 0 0 L 21600 0 21600 21600 0 21600 0 0 Z N"/>
        </draw:custom-shape>
        <draw:connector draw:style-name="gr69" draw:text-style-name="P5" draw:layer="layout" svg:x1="22.125cm" svg:y1="18.45cm" svg:x2="20.7cm" svg:y2="20cm" draw:start-shape="id21" draw:start-glue-point="2" draw:end-shape="id28" draw:end-glue-point="0" svg:d="M22125 18450v775h-1425v775" svg:viewBox="0 0 1426 1551">
          <text:p/>
        </draw:connector>
        <draw:connector draw:style-name="gr70" draw:text-style-name="P5" draw:layer="layout" svg:x1="25.2cm" svg:y1="20.75cm" svg:x2="29.475cm" svg:y2="22cm" draw:start-shape="id28" draw:start-glue-point="1" draw:end-shape="id29" draw:end-glue-point="0" svg:d="M25200 20750h4275v1250" svg:viewBox="0 0 4276 1251">
          <text:p/>
        </draw:connector>
        <draw:connector draw:style-name="gr71" draw:text-style-name="P5" draw:layer="layout" draw:type="curve" svg:x1="13.75cm" svg:y1="14.85cm" svg:x2="11.875cm" svg:y2="15.5cm" draw:start-shape="id22" draw:start-glue-point="5" draw:end-shape="id30" draw:end-glue-point="0" svg:d="M13750 14850c-1250 0-1875 216-1875 650" svg:viewBox="0 0 1876 651">
          <text:p/>
        </draw:connector>
        <draw:custom-shape draw:style-name="gr72" draw:text-style-name="P1" draw:layer="layout" svg:width="4cm" svg:height="2.25cm" svg:x="19cm" svg:y="22.25cm">
          <text:p text:style-name="P1"><text:span text:style-name="T2">Drop the </text:span></text:p>
          <text:p text:style-name="P1"><text:span text:style-name="T2">2020 </text:span></text:p>
          <text:p text:style-name="P1"><text:span text:style-name="T2">indicators </text:span></text:p>
          <draw:enhanced-geometry svg:viewBox="0 0 21600 21600" draw:type="rectangle" draw:enhanced-path="M 0 0 L 21600 0 21600 21600 0 21600 0 0 Z N"/>
        </draw:custom-shape>
        <draw:connector draw:style-name="gr73" draw:text-style-name="P5" draw:layer="layout" draw:type="curve" svg:x1="11.45cm" svg:y1="13.5cm" svg:x2="30.25cm" svg:y2="15.1cm" draw:start-shape="id2" draw:start-glue-point="1" draw:end-shape="id27" draw:end-glue-point="0" svg:d="M11450 13500c12534 0 18800 533 18800 1600" svg:viewBox="0 0 18801 1601">
          <text:p/>
        </draw:connector>
        <draw:connector draw:style-name="gr74" draw:text-style-name="P5" draw:layer="layout" draw:type="curve" svg:x1="11.45cm" svg:y1="19.5cm" svg:x2="16.2cm" svg:y2="20.75cm" draw:start-shape="id31" draw:start-glue-point="1" draw:end-shape="id28" draw:end-glue-point="3" svg:d="M11450 19500c3562 0 1188 1250 4750 1250" svg:viewBox="0 0 4751 1251">
          <text:p/>
        </draw:connector>
        <draw:connector draw:style-name="gr75" draw:text-style-name="P5" draw:layer="layout" draw:type="lines" svg:x1="5.401cm" svg:y1="8.275cm" svg:x2="13.25cm" svg:y2="11.975cm" draw:start-shape="id1" draw:start-glue-point="1" draw:end-shape="id24" draw:end-glue-point="3" svg:d="M5401 8275h501l6847 3700h501" svg:viewBox="0 0 7850 3701">
          <text:p/>
        </draw:connector>
        <draw:connector draw:style-name="gr76" draw:text-style-name="P5" draw:layer="layout" draw:type="curve" svg:x1="12.594cm" svg:y1="30.425cm" svg:x2="20.194cm" svg:y2="31.3cm" draw:start-shape="id32" draw:start-glue-point="1" draw:end-shape="id33" draw:end-glue-point="3" svg:d="M12594 30425c5700 0 1900 875 7600 875" svg:viewBox="0 0 7601 876">
          <text:p/>
        </draw:connector>
        <draw:connector draw:style-name="gr77" draw:text-style-name="P5" draw:layer="layout" draw:type="curve" svg:x1="12.094cm" svg:y1="35.05cm" svg:x2="20.194cm" svg:y2="31.3cm" draw:start-shape="id3" draw:start-glue-point="1" draw:end-shape="id33" draw:end-glue-point="3" svg:d="M12094 35050c6075 0 2025-3750 8100-3750" svg:viewBox="0 0 8101 3751">
          <text:p/>
        </draw:connector>
        <draw:frame draw:style-name="gr78" draw:text-style-name="P15" draw:layer="layout" svg:width="20.306cm" svg:height="1.673cm" svg:x="13.194cm" svg:y="25.55cm">
          <draw:text-box>
            <text:p><text:span text:style-name="T1">Import the disaggregation report(s) from the live site to check for </text:span></text:p>
            <text:p><text:span text:style-name="T1">incompatible disaggregations in the data</text:span></text:p>
          </draw:text-box>
        </draw:frame>
        <draw:connector draw:style-name="gr79" draw:text-style-name="P5" draw:layer="layout" draw:type="curve" svg:x1="25.05cm" svg:y1="38.5cm" svg:x2="27.944cm" svg:y2="40.8cm" draw:start-shape="id34" draw:start-glue-point="2" draw:end-shape="id35" draw:end-glue-point="3" svg:d="M25050 38500c0 1534 964 2300 2894 2300" svg:viewBox="0 0 2895 2301">
          <text:p/>
        </draw:connector>
        <draw:connector draw:style-name="gr80" draw:text-style-name="P5" draw:layer="layout" draw:type="curve" svg:x1="13.5cm" svg:y1="40cm" svg:x2="22.25cm" svg:y2="37.125cm" draw:start-shape="id36" draw:start-glue-point="1" draw:end-shape="id34" draw:end-glue-point="3" svg:d="M13500 40000c6562 0 2188-2875 8750-2875" svg:viewBox="0 0 8751 2876">
          <text:p/>
        </draw:connector>
        <draw:connector draw:style-name="gr81" draw:text-style-name="P5" draw:layer="layout" draw:type="curve" svg:x1="25.069cm" svg:y1="33.8cm" svg:x2="25.05cm" svg:y2="35.75cm" draw:start-shape="id33" draw:end-shape="id34" draw:end-glue-point="0" svg:d="M25069 33800c0 1462-19 488-19 1950" svg:viewBox="0 0 20 1951">
          <text:p/>
        </draw:connector>
        <draw:connector draw:style-name="gr82" draw:text-style-name="P5" draw:layer="layout" draw:type="curve" svg:x1="25.05cm" svg:y1="38.5cm" svg:x2="25.25cm" svg:y2="44.25cm" draw:start-shape="id34" draw:start-glue-point="2" draw:end-shape="id5" draw:end-glue-point="0" svg:d="M25050 38500c0 4312 200 1438 200 5750" svg:viewBox="0 0 201 5751">
          <text:p/>
        </draw:connector>
        <draw:connector draw:style-name="gr83" draw:text-style-name="P5" draw:layer="layout" draw:type="curve" svg:x1="25.25cm" svg:y1="45.25cm" svg:x2="11.5cm" svg:y2="44.897cm" draw:start-shape="id5" draw:start-glue-point="2" draw:end-shape="id6" draw:end-glue-point="0" svg:d="M25250 45250c0 751-5875 502-5875-176 0-677-7875-928-7875-177" svg:viewBox="0 0 13751 1272">
          <text:p/>
        </draw:connector>
        <draw:connector draw:style-name="gr84" draw:text-style-name="P5" draw:layer="layout" draw:type="curve" svg:x1="21cm" svg:y1="48.25cm" svg:x2="24.8cm" svg:y2="52.325cm" draw:start-shape="id7" draw:start-glue-point="1" draw:end-shape="id37" draw:end-glue-point="3" svg:d="M21000 48250c2850 0 950 4075 3800 4075" svg:viewBox="0 0 3801 4076">
          <text:p/>
        </draw:connector>
      </draw:page>
      <draw:page draw:name="page2" draw:style-name="dp1" draw:master-page-name="Default">
        <draw:custom-shape draw:style-name="gr85" draw:text-style-name="P16" draw:layer="layout" svg:width="5.5cm" svg:height="4.75cm" svg:x="2.5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59" draw:display-name="Arrowheads 59" svg:viewBox="0 0 20 20" svg:d="M0 20l10-20 10 20z"/>
    <draw:marker draw:name="Arrowheads_20_68" draw:display-name="Arrowheads 68" svg:viewBox="0 0 20 20" svg:d="M0 20l10-20 10 20z"/>
    <draw:marker draw:name="Arrowheads_20_7" draw:display-name="Arrowheads 7" svg:viewBox="0 0 20 20" svg:d="M0 20l10-20 10 20z"/>
    <draw:marker draw:name="Arrowheads_20_71" draw:display-name="Arrowheads 71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cm" fo:page-height="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7T18:10:11.204000000</meta:creation-date>
    <dc:date>2021-06-16T15:19:04.833000000</dc:date>
    <meta:editing-duration>PT7H49M1S</meta:editing-duration>
    <meta:editing-cycles>36</meta:editing-cycles>
    <meta:generator>LibreOffice/7.1.2.2$Windows_X86_64 LibreOffice_project/8a45595d069ef5570103caea1b71cc9d82b2aae4</meta:generator>
    <meta:document-statistic meta:object-count="93"/>
  </office:meta>
</office:document-meta>
</file>